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bold" officeooo:rsid="0019890c" officeooo:paragraph-rsid="0019890c" style:font-weight-asian="bold" style:font-weight-complex="bold"/>
    </style:style>
    <style:style style:name="P2" style:family="paragraph" style:parent-style-name="Standard">
      <style:text-properties fo:language="en" fo:country="US" officeooo:rsid="0019890c" officeooo:paragraph-rsid="0019890c"/>
    </style:style>
    <style:style style:name="P3" style:family="paragraph" style:parent-style-name="Standard">
      <style:text-properties fo:language="en" fo:country="US" fo:font-weight="bold" officeooo:rsid="0019890c" officeooo:paragraph-rsid="0019890c" style:font-weight-asian="bold" style:font-weight-complex="bold"/>
    </style:style>
    <style:style style:name="P4" style:family="paragraph" style:parent-style-name="Standard">
      <style:text-properties fo:language="en" fo:country="US" fo:font-weight="normal" officeooo:rsid="0019890c" officeooo:paragraph-rsid="0019890c" style:font-weight-asian="normal" style:font-weight-complex="normal"/>
    </style:style>
    <style:style style:name="P5" style:family="paragraph" style:parent-style-name="Standard">
      <style:text-properties fo:language="en" fo:country="US" fo:font-weight="normal" officeooo:rsid="0019890c" officeooo:paragraph-rsid="001b1f3b" style:font-weight-asian="normal" style:font-weight-complex="normal"/>
    </style:style>
    <style:style style:name="P6" style:family="paragraph" style:parent-style-name="Standard" style:list-style-name="L1">
      <style:text-properties fo:language="en" fo:country="US" officeooo:rsid="0019890c" officeooo:paragraph-rsid="0019890c"/>
    </style:style>
    <style:style style:name="P7" style:family="paragraph" style:parent-style-name="Standard" style:list-style-name="L2">
      <style:text-properties fo:language="en" fo:country="US" officeooo:rsid="0019890c" officeooo:paragraph-rsid="0019890c"/>
    </style:style>
    <style:style style:name="P8" style:family="paragraph" style:parent-style-name="Standard">
      <style:text-properties fo:language="en" fo:country="US" style:text-underline-style="solid" style:text-underline-width="auto" style:text-underline-color="font-color" fo:font-weight="bold" officeooo:rsid="0019890c" officeooo:paragraph-rsid="0019890c" style:font-weight-asian="bold" style:font-weight-complex="bold"/>
    </style:style>
    <style:style style:name="P9" style:family="paragraph" style:parent-style-name="Standard">
      <style:text-properties fo:language="en" fo:country="US" style:text-underline-style="solid" style:text-underline-width="auto" style:text-underline-color="font-color" fo:font-weight="normal" officeooo:rsid="001d0791" officeooo:paragraph-rsid="001d0791" style:font-weight-asian="normal" style:font-weight-complex="normal"/>
    </style:style>
    <style:style style:name="P10" style:family="paragraph" style:parent-style-name="Standard">
      <style:text-properties fo:language="en" fo:country="US" style:text-underline-style="solid" style:text-underline-width="auto" style:text-underline-color="font-color" fo:font-weight="normal" officeooo:rsid="001db5ee" officeooo:paragraph-rsid="001db5ee" style:font-weight-asian="normal" style:font-weight-complex="normal"/>
    </style:style>
    <style:style style:name="P11" style:family="paragraph" style:parent-style-name="Standard">
      <style:text-properties fo:language="en" fo:country="US" fo:font-weight="bold" officeooo:rsid="0019890c" officeooo:paragraph-rsid="0019890c" style:font-weight-asian="bold" style:font-weight-complex="bold"/>
    </style:style>
    <style:style style:name="P12" style:family="paragraph" style:parent-style-name="Standard">
      <style:text-properties fo:language="en" fo:country="US" fo:font-weight="normal" officeooo:rsid="001b1f3b" officeooo:paragraph-rsid="001b1f3b" style:font-weight-asian="normal" style:font-weight-complex="normal"/>
    </style:style>
    <style:style style:name="P13" style:family="paragraph" style:parent-style-name="Standard">
      <style:text-properties fo:language="en" fo:country="US" fo:font-weight="normal" officeooo:rsid="0019890c" officeooo:paragraph-rsid="001b1f3b" style:font-weight-asian="normal" style:font-weight-complex="normal"/>
    </style:style>
    <style:style style:name="P14" style:family="paragraph" style:parent-style-name="Standard">
      <style:text-properties fo:language="en" fo:country="US" fo:font-weight="normal" officeooo:rsid="0019890c" officeooo:paragraph-rsid="0019890c" style:font-weight-asian="normal" style:font-weight-complex="normal"/>
    </style:style>
    <style:style style:name="P15" style:family="paragraph" style:parent-style-name="Standard">
      <style:text-properties fo:language="en" fo:country="US" fo:font-style="normal" style:text-underline-style="solid" style:text-underline-width="auto" style:text-underline-color="font-color" fo:font-weight="normal" officeooo:rsid="001d0791" officeooo:paragraph-rsid="001d0791" style:font-style-asian="normal" style:font-weight-asian="normal" style:font-style-complex="normal" style:font-weight-complex="normal"/>
    </style:style>
    <style:style style:name="P16" style:family="paragraph" style:parent-style-name="Standard">
      <style:text-properties fo:language="en" fo:country="US" fo:font-style="normal" style:text-underline-style="none" fo:font-weight="normal" officeooo:rsid="001d0791" officeooo:paragraph-rsid="001d0791" style:font-style-asian="normal" style:font-weight-asian="normal" style:font-style-complex="normal" style:font-weight-complex="normal"/>
    </style:style>
    <style:style style:name="P17" style:family="paragraph" style:parent-style-name="Standard">
      <style:text-properties fo:language="en" fo:country="US" style:text-underline-style="none" fo:font-weight="normal" officeooo:rsid="001d0791" officeooo:paragraph-rsid="001d0791" style:font-weight-asian="normal" style:font-weight-complex="normal"/>
    </style:style>
    <style:style style:name="P18" style:family="paragraph" style:parent-style-name="Standard">
      <style:text-properties fo:language="en" fo:country="US" style:text-underline-style="none" fo:font-weight="normal" officeooo:rsid="001db5ee" officeooo:paragraph-rsid="001db5ee" style:font-weight-asian="normal" style:font-weight-complex="normal"/>
    </style:style>
    <style:style style:name="P19" style:family="paragraph" style:parent-style-name="Standard">
      <style:text-properties officeooo:paragraph-rsid="001d0791"/>
    </style:style>
    <style:style style:name="P20" style:family="paragraph" style:parent-style-name="Standard">
      <style:text-properties officeooo:rsid="001db5ee" officeooo:paragraph-rsid="001db5ee"/>
    </style:style>
    <style:style style:name="T1" style:family="text">
      <style:text-properties officeooo:rsid="001b1f3b"/>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d0791" style:font-weight-asian="normal" style:font-weight-complex="normal"/>
    </style:style>
    <style:style style:name="T4" style:family="text">
      <style:text-properties fo:language="en" fo:country="US" style:text-underline-style="solid" style:text-underline-width="auto" style:text-underline-color="font-color" fo:font-weight="normal" officeooo:rsid="001d079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o support the SUSY_Plots.cpp</text:p>
      <text:p text:style-name="P2"/>
      <text:p text:style-name="P2">This script takes several files as inputs and creates histograms for 6 different regions:</text:p>
      <text:list xml:id="list3423526304" text:style-name="L1">
        <text:list-item>
          <text:p text:style-name="P6">Inclusive selection</text:p>
        </text:list-item>
        <text:list-item>
          <text:p text:style-name="P6">Control region for Z</text:p>
        </text:list-item>
        <text:list-item>
          <text:p text:style-name="P6">Control region for VV</text:p>
        </text:list-item>
        <text:list-item>
          <text:p text:style-name="P6">Control region for top</text:p>
        </text:list-item>
        <text:list-item>
          <text:p text:style-name="P6">Validation region</text:p>
        </text:list-item>
        <text:list-item>
          <text:p text:style-name="P6">Signal region</text:p>
        </text:list-item>
      </text:list>
      <text:p text:style-name="P2"/>
      <text:p text:style-name="P2">For each of these regions the following histograms are created:</text:p>
      <text:list xml:id="list2479648407" text:style-name="L2">
        <text:list-item>
          <text:p text:style-name="P7">Etmiss</text:p>
        </text:list-item>
        <text:list-item>
          <text:p text:style-name="P7">Mt2</text:p>
        </text:list-item>
        <text:list-item>
          <text:p text:style-name="P7">Mll</text:p>
        </text:list-item>
        <text:list-item>
          <text:p text:style-name="P7">(For signal region only) the SR histogram</text:p>
        </text:list-item>
      </text:list>
      <text:p text:style-name="P2"/>
      <text:p text:style-name="P1">Two Objects are used:</text:p>
      <text:p text:style-name="P3"/>
      <text:p text:style-name="P3">Plotting_Dataset:</text:p>
      <text:p text:style-name="P4">This object contains the properties of one of the datasets representing a sample to be plotted in each region. It contains the dataset name, the folder to find the root file in, its label for the legend, its colour, the weighting factor to apply (determined by the control regions), its xsec uncertainty and a boolean in whether or not it is a SUSY sample.</text:p>
      <text:p text:style-name="P4"/>
      <text:p text:style-name="P3">Plotting_Variable:</text:p>
      <text:p text:style-name="P5">This is the main object used throughout the <text:span text:style-name="T1">script. It is used to initialize, fill and contain the stack of histograms. A new instance of this <text:s/>object is created for EVERY plotted graph (regions x variables).</text:span></text:p>
      <text:p text:style-name="P5"/>
      <text:p text:style-name="P19"><text:span text:style-name="T3">It contains the MC total histogram, the MC uncertainty histogram, placeholders for the current histogram and its uncertainty which then get placed into a stack for the MC, real or signal. It is also defined by a method (the x-axis being plotted), the number of bins and the range of values.</text:span></text:p>
      <text:p text:style-name="P19"><text:span text:style-name="T3"/></text:p>
      <text:p text:style-name="P20"><text:span text:style-name="T3">T</text:span><text:span text:style-name="T2">wo seperate uncertainty histograms exist, total uncer and current uncer. This is because these must be independently and manually changed to include SF uncers and luminosity uncers.</text:span></text:p>
      <text:p text:style-name="P5"/>
      <text:p text:style-name="P12">It has several built in functions.</text:p>
      <text:p text:style-name="P12"/>
      <text:p text:style-name="P9">Initialize:</text:p>
      <text:p text:style-name="P16">Simply defined the method and the range of bins</text:p>
      <text:p text:style-name="P16"/>
      <text:p text:style-name="P15">Region_Initialize:</text:p>
      <text:p text:style-name="P16">This is called for each new region. It creates the stacks and total histograms. All these objects are deleted during Region_Destruct.</text:p>
      <text:p text:style-name="P4"/>
      <text:p text:style-name="P9">Current_Initialize:</text:p>
      <text:p text:style-name="P17">Creates the current histogram and current uncertainty histogram which will temporarily hold a single dataset values before it is moved to one of the stacks and totals.</text:p>
      <text:p text:style-name="P17"/>
      <text:p text:style-name="P9">Apply_Method:</text:p>
      <text:p text:style-name="P17">Used to return the correct x-value for the current histogram depending on the method.</text:p>
      <text:p text:style-name="P17"/>
      <text:p text:style-name="P9">FixCurrentUncertainties:</text:p>
      <text:p text:style-name="P17"><text:soft-page-break/>This adds the scale factor uncertainties to the current histogram</text:p>
      <text:p text:style-name="P17"/>
      <text:p text:style-name="P19"><text:span text:style-name="T4">FixTotalUncertainties:</text:span></text:p>
      <text:p text:style-name="P17">This adds the luminosity uncertainty to the total uncertainty histogram</text:p>
      <text:p text:style-name="P17"/>
      <text:p text:style-name="P9">Add_To_Stacks:</text:p>
      <text:p text:style-name="P17">This function looks at properties of the dataset (real, SM, or SUSY) and adds the current hist to the appropriate stacks or totals.</text:p>
      <text:p text:style-name="P17"/>
      <text:p text:style-name="P10">Total_IandU:</text:p>
      <text:p text:style-name="P18">This function simply outputs the individual bin heights for the signal region plot using Print_Each_Bin or the total integrals of each dataset using Print_Totals. It gives the stacks and totals histograms to these functions.</text:p>
      <text:p text:style-name="P4"/>
      <text:p text:style-name="P10">Draw:</text:p>
      <text:p text:style-name="P18">Draws the histograms and saves them to file. Defined in this function are the maximums of the hists by region. The drawing of the legends provided in the arguments. The region label definition. The creation of the ratio p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6T11:19:58.867907656</meta:creation-date>
    <meta:generator>LibreOffice/6.3.4.2.0$Linux_X86_64 LibreOffice_project/1e2df71cb6a569bbaaffb70308950743964880ae</meta:generator>
    <dc:date>2020-01-16T13:37:35.184370550</dc:date>
    <meta:editing-duration>PT40M49S</meta:editing-duration>
    <meta:editing-cycles>2</meta:editing-cycles>
    <meta:document-statistic meta:table-count="0" meta:image-count="0" meta:object-count="0" meta:page-count="2" meta:paragraph-count="39" meta:word-count="453" meta:character-count="2781" meta:non-whitespace-character-count="2376"/>
  </office:meta>
</office:document-meta>
</file>